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 style:list-style-name="L1">
      <style:text-properties fo:font-size="15pt" style:font-size-asian="13.1000003814697pt" style:font-size-complex="15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5pt" style:font-size-asian="13.1000003814697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1"><text:s text:c="33"/>MINI PROJECT REPORT</text:span></text:p>
      <text:p text:style-name="P1"><text:span text:style-name="T1"/></text:p>
      <text:p text:style-name="P1"><text:span text:style-name="T1">ABSTRACT</text:span></text:p>
      <text:p text:style-name="P1"><text:span text:style-name="T1"/></text:p>
      <text:p text:style-name="P1"><text:span text:style-name="T1">This document describes Grobner basis , a powerful technique which allows us to solve problems about polynomial ideals and has wide applications in many diverse fields ranging from algebraic combinatorics to organic chemistry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ROBNER BASI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 INTRODUCTION</text:span></text:p>
      <text:p text:style-name="P1"><text:span text:style-name="T1"/></text:p>
      <text:p text:style-name="P1"><text:span text:style-name="T1">Groebner bases allow us to solve problems about polynomial</text:span></text:p>
      <text:p text:style-name="P1"><text:span text:style-name="T1">ideals in an algorithmic or computational fashion.</text:span></text:p>
      <text:p text:style-name="P1"><text:span text:style-name="T1"/></text:p>
      <text:p text:style-name="P1"><text:span text:style-name="T1">The main problems that we focus on are :</text:span></text:p>
      <text:p text:style-name="P1"><text:span text:style-name="T1"/></text:p>
      <text:list xml:id="list1407149261" text:style-name="L1">
        <text:list-item>
          <text:p text:style-name="P2"><text:span text:style-name="T1">The existence of a finite generating set for polynomial ideals</text:span></text:p>
        </text:list-item>
        <text:list-item>
          <text:p text:style-name="P2"><text:span text:style-name="T1">Membership of a given polynomial f in a polynomial ideal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>In this document , we refer to a polynomial ring in n variables as k[x1 ,x2 ,x3......,xn]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list xml:id="list1794209380" text:style-name="L2">
        <text:list-item>
          <text:p text:style-name="P3"><text:span text:style-name="T2">ORDERING ON MONOMIALS IN <text:s/>k[x1 ,x2 ,x3......,xn]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<text:s text:c="5"/>The ordering of terms in a polynomial is a key ingredient in various important algorithms like division algorithm in <text:s/>k[x] <text:s/>and row-reduction algorithm for a system of <text:s/>polynomial equations.</text:span></text:p>
      <text:p text:style-name="Standard"><text:span text:style-name="T2"/></text:p>
      <text:p text:style-name="Standard"><text:span text:style-name="T2"/></text:p>
      <text:p text:style-name="Standard"><text:span text:style-name="T2">In this document , we focus on lexicographic ordering of terms in a polynomial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Definition(Lexicographic ordering) :</text:span></text:p>
      <text:p text:style-name="Standard"><text:span text:style-name="T2"/></text:p>
      <text:p text:style-name="Standard"><text:span text:style-name="T2">Let α = (α1 , . . . , αn ) and β = (β1 , . . . , βn ) ∈ Zn</text:span></text:p>
      <text:p text:style-name="Standard"><text:span text:style-name="T2"/></text:p>
      <text:p text:style-name="Standard"><text:span text:style-name="T2"><text:s/>We say α &gt;lex β if, in the vector difference α − β ∈ Zn</text:span></text:p>
      <text:p text:style-name="Standard"><text:span text:style-name="T2">the leftmost nonzero entry is positive.</text:span></text:p>
      <text:p text:style-name="Standard"><text:span text:style-name="T2"/></text:p>
      <text:p text:style-name="Standard"><text:span text:style-name="T2"/></text:p>
      <text:list xml:id="list71020604" text:style-name="L3">
        <text:list-item>
          <text:p text:style-name="P4"><text:span text:style-name="T2">MONOMIAL IDEALS</text:span></text:p>
        </text:list-item>
      </text:list>
      <text:p text:style-name="Standard"><text:span text:style-name="T2"/></text:p>
      <text:p text:style-name="Standard"><text:span text:style-name="T2">Definition.</text:span></text:p>
      <text:p text:style-name="Standard"><text:span text:style-name="T2"/></text:p>
      <text:p text:style-name="Standard"><text:span text:style-name="T2">An ideal I ⊂ k[x1 , . . . , xn ] is a monomial ideal if there is a subset A ⊂</text:span></text:p>
      <text:p text:style-name="Standard"><text:span text:style-name="T2">Zn (possibly infinite) such that I consists of all polynomials which are finite sums of the</text:span></text:p>
      <text:p text:style-name="Standard"><text:span text:style-name="T2">form α∈A h α x α , where h α ∈ k[x1 , . . . , xn ]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Claim 1.</text:span></text:p>
      <text:p text:style-name="Standard"><text:span text:style-name="T2"/></text:p>
      <text:p text:style-name="Standard"><text:span text:style-name="T2">Let I = &lt;x <text:s/>α : α ∈ A&gt; be a monomial ideal. Then a monomial x β lies in I</text:span></text:p>
      <text:p text:style-name="Standard"><text:span text:style-name="T2">if and only if x β is divisible by x α for some α ∈ A.</text:span></text:p>
      <text:p text:style-name="Standard"><text:span text:style-name="T2"/></text:p>
      <text:p text:style-name="Standard"><text:span text:style-name="T2">Proof.</text:span></text:p>
      <text:p text:style-name="Standard"><text:span text:style-name="T2"/></text:p>
      <text:p text:style-name="Standard"><text:span text:style-name="T2"/></text:p>
      <text:p text:style-name="Standard"><text:soft-page-break/><text:span text:style-name="T2"/></text:p>
      <text:p text:style-name="Standard"><text:span text:style-name="T2">If x β is a multiple of x α for some α ∈ A, then x β ∈ I by the definition of ideal.</text:span></text:p>
      <text:p text:style-name="Standard"><text:span text:style-name="T2">s</text:span></text:p>
      <text:p text:style-name="Standard"><text:span text:style-name="T2">Conversely, if x β ∈ I , then x β = h i x α(i) , where h i ∈ k[x1 , . . . , xn ] and α(i) ∈ A.</text:span></text:p>
      <text:p text:style-name="Standard"><text:span text:style-name="T2">If we expand each h i as a linear combination of monomials, we see that every term on the right side of the equation is divisible by some x a(i) . This is because the set A being a subset of Zn is well-ordered. Hence , well-ordering principle assures us of the existence of such a minimal element and we are done.</text:span></text:p>
      <text:p text:style-name="Standard"><text:span text:style-name="T2"/></text:p>
      <text:p text:style-name="Standard"><text:span text:style-name="T2"/></text:p>
      <text:p text:style-name="Standard"><text:span text:style-name="T2">Theorem <text:s/>(Dickson’s Lemma). Let I = x α : α ∈ A ⊆ k[x1 , . . . , xn ] be a mono-</text:span></text:p>
      <text:p text:style-name="Standard"><text:span text:style-name="T2">mial ideal. Then I can be written in the form I = &lt;x α(1) , . . . , x α(s) &gt;, where α(1), . . . ,</text:span></text:p>
      <text:p text:style-name="Standard"><text:span text:style-name="T2">α(s) ∈ A. In particular, I has a finite basis.</text:span></text:p>
      <text:p text:style-name="Standard"><text:span text:style-name="T2"/></text:p>
      <text:p text:style-name="Standard"><text:span text:style-name="T2">(Note that the set A can be an infinite subset of Zn)</text:span></text:p>
      <text:p text:style-name="Standard"><text:span text:style-name="T2"/></text:p>
      <text:p text:style-name="Standard"><text:span text:style-name="T2">Proof :</text:span></text:p>
      <text:p text:style-name="Standard"><text:span text:style-name="T2"/></text:p>
      <text:p text:style-name="Standard"><text:span text:style-name="T2">We use the priciple of mathematical induction in this proof.</text:span></text:p>
      <text:p text:style-name="Standard"><text:span text:style-name="T2"/></text:p>
      <text:p text:style-name="Standard"><text:span text:style-name="T2">Base case: n=1</text:span></text:p>
      <text:p text:style-name="Standard"><text:span text:style-name="T2"><text:s text:c="20"/></text:span></text:p>
      <text:p text:style-name="Standard"><text:span text:style-name="T2">Here , <text:s/>I is generated by the</text:span></text:p>
      <text:p text:style-name="Standard"><text:span text:style-name="T2"/></text:p>
      <text:p text:style-name="Standard"><text:span text:style-name="T2">monomials x1 α, where α ∈ A ⊂Zn ≥0 . Let β ≤ α be the smallest element of A ⊂ Zn≥0 .</text:span></text:p>
      <text:p text:style-name="Standard"><text:span text:style-name="T2">Again , well -ordering principle guarantees the existence of such an element.</text:span></text:p>
      <text:p text:style-name="Standard"><text:span text:style-name="T2"></text:span></text:p>
      <text:p text:style-name="Standard"><text:span text:style-name="T2">Then β ≤ α for all α ∈ A, so that x1β , divides all other generators x1 α . From here,</text:span></text:p>
      <text:p text:style-name="Standard"><text:span text:style-name="T2"/></text:p>
      <text:p text:style-name="Standard"><text:span text:style-name="T2">I = &lt; x1 β &gt; follows easily.</text:span></text:p>
      <text:p text:style-name="Standard"><text:span text:style-name="T2"/></text:p>
      <text:p text:style-name="Standard"><text:span text:style-name="T2">Assume that n &gt; 1 and that <text:s/>the theorem holds for n-1.</text:span></text:p>
      <text:p text:style-name="Standard"><text:span text:style-name="T2"/></text:p>
      <text:p text:style-name="Standard"><text:span text:style-name="T2">Without loss of generality , we may rename the variables as x1 , x2 ..... xn as</text:span></text:p>
      <text:p text:style-name="Standard"><text:span text:style-name="T2">x1 , x2.....xn-1,y so that <text:s text:c="2"/>monomials in k[x1 , . . . , xn−1 , y] can be written as</text:span></text:p>
      <text:p text:style-name="Standard"><text:span text:style-name="T2">x α y m , where α = (α1 , . . . , αn−1 ) ∈ n−1 and m ∈ Z ≥0</text:span></text:p>
      <text:p text:style-name="Standard"><text:soft-page-break/><text:span text:style-name="T2"/></text:p>
      <text:p text:style-name="Standard"><text:span text:style-name="T2">Suppose that I ⊂ k[x1 , . . . , xn−1 , y] is a monomial ideal A</text:span></text:p>
      <text:p text:style-name="Standard"><text:span text:style-name="T2"/></text:p>
      <text:p text:style-name="Standard"><text:span text:style-name="T2">and let <text:s text:c="2"/>J ⊂ k[x1 , . . . , xn−1 ] <text:s/>be the ideal generated by monomials x <text:s/>α such that x α y m where m ≥0 <text:s/>.</text:span></text:p>
      <text:p text:style-name="Standard"><text:span text:style-name="T2"/></text:p>
      <text:p text:style-name="Standard"><text:span text:style-name="T2"><text:s/>Since J is a monomial ideal in k[x1 , . . . , xn−1 ], our inductive hypothesis</text:span></text:p>
      <text:p text:style-name="Standard"><text:span text:style-name="T2">implies that finitely many of the x α ’s generate J , let</text:span></text:p>
      <text:p text:style-name="Standard"><text:span text:style-name="T2">J = &lt; x α(1) , . . . , x α(s) &gt;.</text:span></text:p>
      <text:p text:style-name="Standard"><text:span text:style-name="T2"/></text:p>
      <text:p text:style-name="Standard"><text:span text:style-name="T2">From this , it follows that for each i between 1 and s , <text:s/>x α(i) y m i ∈ I for some</text:span></text:p>
      <text:p text:style-name="Standard"><text:span text:style-name="T2">m i ≥ 0. Let m be the largest of the m i . Then, for each k between 0 and m − 1, consider</text:span></text:p>
      <text:p text:style-name="Standard"><text:span text:style-name="T2">the ideal Jk ⊂ k[x1 , . . . , xn−1 ] generated by the monomials x β such that x β y k ∈ I .</text:span></text:p>
      <text:p text:style-name="Standard"><text:span text:style-name="T2"/></text:p>
      <text:p text:style-name="Standard"><text:span text:style-name="T2">The inductive hypothesis tells us that Jk has a finite generating set</text:span></text:p>
      <text:p text:style-name="Standard"><text:span text:style-name="T2">of monomials, say Jk = x αk (1) , . . . , x αk (sk ) .</text:span></text:p>
      <text:p text:style-name="Standard"><text:span text:style-name="T2"/></text:p>
      <text:p text:style-name="Standard"><text:span text:style-name="T2"/></text:p>
      <text:p text:style-name="Standard"><text:span text:style-name="T2">Claim 2: <text:s/>I is generated by the monomials in the following list:</text:span></text:p>
      <text:p text:style-name="Standard"><text:span text:style-name="T2"/></text:p>
      <text:p text:style-name="Standard"><text:span text:style-name="T2"><text:s text:c="14"/>from J : x α(1) y m , . . . , x α(s) y m ,</text:span></text:p>
      <text:p text:style-name="Standard"><text:span text:style-name="T2">from J0 : x α(1) , . . . , x α0 (s0 ) ,</text:span></text:p>
      <text:p text:style-name="Standard"><text:span text:style-name="T2">from J1 : x α1 (1) y, . . . , x α1 (s1 ) y,</text:span></text:p>
      <text:p text:style-name="Standard"><text:span text:style-name="T2">.</text:span></text:p>
      <text:p text:style-name="Standard"><text:span text:style-name="T2">.</text:span></text:p>
      <text:p text:style-name="Standard"><text:span text:style-name="T2">.</text:span></text:p>
      <text:p text:style-name="Standard"><text:span text:style-name="T2">from Jm−1 : x αm−1 (1) y m−1 , . . . , x αm−1 (sm−1 ) y m−1 ,</text:span></text:p>
      <text:p text:style-name="Standard"><text:span text:style-name="T2"/></text:p>
      <text:p text:style-name="Standard"><text:span text:style-name="T2">Proof : <text:s/>It suffices to prove that every monomial in I is divisible by one on this list as then claim 1 gives us the desired result.</text:span></text:p>
      <text:p text:style-name="Standard"><text:span text:style-name="T2"/></text:p>
      <text:p text:style-name="Standard"><text:span text:style-name="T2">let</text:span></text:p>
      <text:p text:style-name="Standard"><text:span text:style-name="T2">x α y p ∈ I . If p ≥ m, then x α y p is divisible by some x α(i) y m by the construction of J . On the other hand, if p ≤ m − 1, then x α y p is divisible by some x α p ( j) y p by the construction of J p .</text:span></text:p>
      <text:p text:style-name="Standard"><text:span text:style-name="T2"/></text:p>
      <text:p text:style-name="Standard"><text:span text:style-name="T2"/></text:p>
      <text:p text:style-name="Standard"><text:span text:style-name="T2">Claim 3 .</text:span></text:p>
      <text:p text:style-name="Standard"><text:span text:style-name="T2"/></text:p>
      <text:p text:style-name="Standard"><text:span text:style-name="T2"/></text:p>
      <text:p text:style-name="Standard"><text:soft-page-break/><text:span text:style-name="T2">Let &gt; be a relation on Zn satisfying:</text:span></text:p>
      <text:p text:style-name="Standard"><text:span text:style-name="T2"/></text:p>
      <text:p text:style-name="Standard"><text:span text:style-name="T2">(i) &gt; is a total ordering on Zn .</text:span></text:p>
      <text:p text:style-name="Standard"><text:span text:style-name="T2"></text:span></text:p>
      <text:p text:style-name="Standard"><text:span text:style-name="T2">(ii) if α &gt; β and γ ∈ Zn , then α + γ &gt; β + γ .</text:span></text:p>
      <text:p text:style-name="Standard"><text:span text:style-name="T2"/></text:p>
      <text:p text:style-name="Standard"><text:span text:style-name="T2">Then &gt; is well-ordering if and only if α ≥ 0 for all α ∈ Zn</text:span></text:p>
      <text:p text:style-name="Standard"><text:span text:style-name="T2"/></text:p>
      <text:p text:style-name="Standard"><text:span text:style-name="T2"/></text:p>
      <text:p text:style-name="Standard"><text:span text:style-name="T2">Proof : Assume that &gt; forms a well-ordering and let <text:s/>α0 be the smallest element <text:s text:c="6"/></text:span></text:p>
      <text:p text:style-name="Standard"><text:span text:style-name="T2"><text:s text:c="12"/>of <text:s/>Zn. It clearly suffices to show that α0 ≥ 0. <text:s/>if 0 &gt; α0 , then by hypothesis (ii), we can add α0 to both sides to obtain α0 &gt; 2α0 , a contradiction</text:span></text:p>
      <text:p text:style-name="Standard"><text:span text:style-name="T2"/></text:p>
      <text:p text:style-name="Standard"><text:span text:style-name="T2"/></text:p>
      <text:p text:style-name="Standard"><text:span text:style-name="T2">Converse : Assuming that α ≥ 0 for all α ∈ n , let A ⊂Z n be nonempty</text:span></text:p>
      <text:p text:style-name="Standard"><text:span text:style-name="T2"/></text:p>
      <text:p text:style-name="Standard"><text:span text:style-name="T2">It suffices to prove that A has a smallest element</text:span></text:p>
      <text:p text:style-name="Standard"><text:span text:style-name="T2"/></text:p>
      <text:p text:style-name="Standard"><text:span text:style-name="T2">Since I = x α : α ∈ A is a monomial ideal, Dickson’s Lemma gives us α(1), . . . , α(s) ∈ A so that I = &lt;x α(1) , . . . , x α(s) &gt;</text:span></text:p>
      <text:p text:style-name="Standard"><text:span text:style-name="T2"/></text:p>
      <text:p text:style-name="Standard"><text:span text:style-name="T2">Without loss of generality , we may assume that α(1) &lt; α(2) &lt; · · · &lt; α(s). </text:span></text:p>
      <text:p text:style-name="Standard"><text:span text:style-name="T2"/></text:p>
      <text:p text:style-name="Standard"><text:span text:style-name="T2"/></text:p>
      <text:p text:style-name="Standard"><text:span text:style-name="T2">Claim : <text:s/>α(1) is the smalllest element of A</text:span></text:p>
      <text:p text:style-name="Standard"><text:span text:style-name="T2"/></text:p>
      <text:p text:style-name="Standard"><text:span text:style-name="T2">Proof : <text:s/></text:span></text:p>
      <text:p text:style-name="Standard"><text:span text:style-name="T2">take α ∈ A. Then x α ∈ I = &lt;x α(1) , . . . , x α(s) &gt;,</text:span></text:p>
      <text:p text:style-name="Standard"><text:span text:style-name="T2">so that by Claim 1, x α is divisible by some x α(i) . Let α = α(i) + γ for</text:span></text:p>
      <text:p text:style-name="Standard"><text:span text:style-name="T2">some γ ∈ n . Then γ ≥ 0 and hypothesis (ii) imply that</text:span></text:p>
      <text:p text:style-name="Standard"><text:span text:style-name="T2"/></text:p>
      <text:p text:style-name="Standard"><text:span text:style-name="T2">α = α(i) + γ ≥ α(i) + 0 = α(i) ≥ α(1) </text:span></text:p>
      <text:p text:style-name="Standard"><text:span text:style-name="T2"/></text:p>
      <text:p text:style-name="Standard"><text:span text:style-name="T2">Thus , <text:s/>α(1) is the smalllest element of A and we <text:s/>are done.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THE HILBERT BASIS THEOREM</text:span></text:p>
      <text:p text:style-name="Standard"><text:span text:style-name="T2"/></text:p>
      <text:p text:style-name="Standard"><text:span text:style-name="T2">Definition.</text:span></text:p>
      <text:p text:style-name="Standard"><text:span text:style-name="T2"/></text:p>
      <text:p text:style-name="Standard"><text:span text:style-name="T2"><text:s/>Let I ⊂ k[x1 , . . . , xn ] be an ideal other than {0}.</text:span></text:p>
      <text:p text:style-name="Standard"><text:span text:style-name="T2"></text:span></text:p>
      <text:p text:style-name="Standard"><text:span text:style-name="T2">(i) <text:s/>We denote by LT(I ) the set of leading terms of elements of I. Thus,</text:span></text:p>
      <text:p text:style-name="Standard"><text:span text:style-name="T2"><text:s text:c="6"/>LT(I ) = {cx α : there exists f ∈ I with LT( f ) = cx α }.</text:span></text:p>
      <text:p text:style-name="Standard"><text:span text:style-name="T2">(ii) <text:s/>We denote by &lt;LT(I )&gt; <text:s/>the ideal generated by the elements of LT(I ).</text:span></text:p>
      <text:p text:style-name="Standard"><text:span text:style-name="T2"/></text:p>
      <text:list xml:id="list952329617" text:style-name="L4">
        <text:list-header>
          <text:p text:style-name="P5"><text:span text:style-name="T2"/></text:p>
        </text:list-header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</text:span></text:p>
      <text:p text:style-name="Standard"><text:span text:style-name="T2"/></text:p>
      <text:p text:style-name="Standard"><text:span text:style-name="T2"/></text:p>
      <text:p text:style-name="Standard"><text:span text:style-name="T2"><text:s text:c="13"/>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list xml:id="list1872362747" text:continue-list="list1407149261" text:style-name="L1">
        <text:list-header>
          <text:p text:style-name="P2"><text:span text:style-name="T1"><text:s/></text:span></text:p>
        </text:list-header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5T21:13:22</meta:creation-date>
    <meta:document-statistic meta:table-count="0" meta:image-count="0" meta:object-count="0" meta:page-count="6" meta:paragraph-count="99" meta:word-count="1392" meta:character-count="5829"/>
    <dc:date>2011-04-05T23:31:45</dc:date>
    <meta:editing-duration>PT00H01M08S</meta:editing-duration>
    <meta:editing-cycles>1</meta:editing-cycles>
    <meta:generator>OpenOffice.org/3.2$Linux OpenOffice.org_project/320m12$Build-9483</meta:generator>
  </office:meta>
</office:document-meta>
</file>